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006b8" officeooo:paragraph-rsid="001006b8"/>
    </style:style>
    <style:style style:name="P2" style:family="paragraph" style:parent-style-name="Standard">
      <style:text-properties officeooo:rsid="0010f181" officeooo:paragraph-rsid="0010f181"/>
    </style:style>
    <style:style style:name="P3" style:family="paragraph" style:parent-style-name="Standard">
      <style:text-properties officeooo:rsid="00141a4c" officeooo:paragraph-rsid="00141a4c"/>
    </style:style>
    <style:style style:name="P4" style:family="paragraph" style:parent-style-name="Standard">
      <style:text-properties officeooo:rsid="0015b73e" officeooo:paragraph-rsid="0015b73e"/>
    </style:style>
    <style:style style:name="P5" style:family="paragraph" style:parent-style-name="Standard">
      <style:text-properties officeooo:rsid="00165386" officeooo:paragraph-rsid="00165386"/>
    </style:style>
    <style:style style:name="P6" style:family="paragraph" style:parent-style-name="Standard">
      <style:text-properties officeooo:rsid="0017427f" officeooo:paragraph-rsid="0017427f"/>
    </style:style>
    <style:style style:name="P7" style:family="paragraph" style:parent-style-name="Standard">
      <style:text-properties officeooo:rsid="001833b8" officeooo:paragraph-rsid="001833b8"/>
    </style:style>
    <style:style style:name="P8" style:family="paragraph" style:parent-style-name="Standard">
      <style:text-properties officeooo:rsid="001a8b3d" officeooo:paragraph-rsid="001a8b3d"/>
    </style:style>
    <style:style style:name="P9" style:family="paragraph" style:parent-style-name="Standard">
      <style:text-properties officeooo:rsid="001deb60" officeooo:paragraph-rsid="001deb60"/>
    </style:style>
    <style:style style:name="P10" style:family="paragraph" style:parent-style-name="Standard">
      <style:text-properties officeooo:rsid="001f93c7" officeooo:paragraph-rsid="001f93c7"/>
    </style:style>
    <style:style style:name="P11" style:family="paragraph" style:parent-style-name="Standard">
      <style:text-properties officeooo:rsid="002044e6" officeooo:paragraph-rsid="002044e6"/>
    </style:style>
    <style:style style:name="P12" style:family="paragraph" style:parent-style-name="Standard">
      <style:text-properties officeooo:rsid="002c12fc" officeooo:paragraph-rsid="002c12fc"/>
    </style:style>
    <style:style style:name="P13" style:family="paragraph" style:parent-style-name="Standard">
      <style:paragraph-properties fo:margin-left="0in" fo:margin-right="0in" fo:text-indent="0in" style:auto-text-indent="false"/>
      <style:text-properties officeooo:rsid="0019044c" officeooo:paragraph-rsid="0019044c"/>
    </style:style>
    <style:style style:name="P14" style:family="paragraph" style:parent-style-name="Standard">
      <style:paragraph-properties fo:margin-left="0in" fo:margin-right="0in" fo:text-indent="0in" style:auto-text-indent="false"/>
      <style:text-properties officeooo:rsid="001a64ec" officeooo:paragraph-rsid="001a64ec"/>
    </style:style>
    <style:style style:name="P15" style:family="paragraph" style:parent-style-name="Standard">
      <style:paragraph-properties fo:margin-left="0in" fo:margin-right="0in" fo:text-indent="0in" style:auto-text-indent="false"/>
      <style:text-properties officeooo:rsid="001a8b3d" officeooo:paragraph-rsid="001a8b3d"/>
    </style:style>
    <style:style style:name="P16" style:family="paragraph" style:parent-style-name="Standard" style:master-page-name="">
      <style:paragraph-properties fo:margin-left="0in" fo:margin-right="0in" fo:text-indent="0in" style:auto-text-indent="false" style:page-number="auto"/>
      <style:text-properties officeooo:rsid="0019044c" officeooo:paragraph-rsid="0019044c"/>
    </style:style>
    <style:style style:name="P17" style:family="paragraph" style:parent-style-name="Standard" style:list-style-name="L1">
      <style:text-properties officeooo:rsid="0010f181" officeooo:paragraph-rsid="0010f181"/>
    </style:style>
    <style:style style:name="P18" style:family="paragraph" style:parent-style-name="Standard" style:list-style-name="L2">
      <style:text-properties officeooo:rsid="0015b73e" officeooo:paragraph-rsid="0015b73e"/>
    </style:style>
    <style:style style:name="P19" style:family="paragraph" style:parent-style-name="Standard" style:list-style-name="L3">
      <style:text-properties officeooo:rsid="0017427f" officeooo:paragraph-rsid="0017427f"/>
    </style:style>
    <style:style style:name="P20" style:family="paragraph" style:parent-style-name="Standard" style:list-style-name="L3">
      <style:text-properties officeooo:rsid="001833b8" officeooo:paragraph-rsid="001833b8"/>
    </style:style>
    <style:style style:name="P21" style:family="paragraph" style:parent-style-name="Standard" style:list-style-name="L4">
      <style:text-properties officeooo:rsid="001deb60" officeooo:paragraph-rsid="001deb60"/>
    </style:style>
    <style:style style:name="P22" style:family="paragraph" style:parent-style-name="Standard" style:list-style-name="L4">
      <style:text-properties officeooo:rsid="001f4028" officeooo:paragraph-rsid="001f4028"/>
    </style:style>
    <style:style style:name="P23" style:family="paragraph" style:parent-style-name="Standard">
      <style:text-properties officeooo:rsid="002cbb2d" officeooo:paragraph-rsid="002cbb2d"/>
    </style:style>
    <style:style style:name="P24" style:family="paragraph" style:parent-style-name="Standard">
      <style:text-properties officeooo:rsid="002e36ce" officeooo:paragraph-rsid="002e36ce"/>
    </style:style>
    <style:style style:name="P25" style:family="paragraph" style:parent-style-name="Standard" style:list-style-name="L5">
      <style:text-properties officeooo:rsid="002e9eb3" officeooo:paragraph-rsid="002e9eb3"/>
    </style:style>
    <style:style style:name="P26" style:family="paragraph" style:parent-style-name="Standard" style:list-style-name="L5">
      <style:text-properties officeooo:rsid="00312ec5" officeooo:paragraph-rsid="00312ec5"/>
    </style:style>
    <style:style style:name="P27" style:family="paragraph" style:parent-style-name="Standard">
      <style:text-properties officeooo:rsid="003486c7" officeooo:paragraph-rsid="003486c7"/>
    </style:style>
    <style:style style:name="P28" style:family="paragraph" style:parent-style-name="Standard">
      <loext:graphic-properties draw:fill="solid" draw:fill-color="#cccccc" draw:fill-image-width="0in" draw:fill-image-height="0in"/>
      <style:paragraph-properties fo:background-color="#cccccc">
        <style:background-image/>
      </style:paragraph-properties>
      <style:text-properties officeooo:rsid="003486c7" officeooo:paragraph-rsid="003486c7"/>
    </style:style>
    <style:style style:name="P29" style:family="paragraph" style:parent-style-name="Standard">
      <style:text-properties officeooo:rsid="003e47dd" officeooo:paragraph-rsid="003e47dd"/>
    </style:style>
    <style:style style:name="P30" style:family="paragraph" style:parent-style-name="Standard">
      <loext:graphic-properties draw:fill="solid" draw:fill-color="#cccccc" draw:fill-image-width="0in" draw:fill-image-height="0in"/>
      <style:paragraph-properties fo:background-color="#cccccc">
        <style:background-image/>
      </style:paragraph-properties>
      <style:text-properties officeooo:rsid="003e47dd" officeooo:paragraph-rsid="003e47dd"/>
    </style:style>
    <style:style style:name="P31" style:family="paragraph" style:parent-style-name="Standard">
      <loext:graphic-properties draw:fill="solid" draw:fill-color="#cccccc" draw:fill-image-width="0in" draw:fill-image-height="0in"/>
      <style:paragraph-properties fo:background-color="#cccccc">
        <style:background-image/>
      </style:paragraph-properties>
      <style:text-properties style:font-name="monospace" fo:font-size="10pt" officeooo:rsid="003e47dd" officeooo:paragraph-rsid="003e47dd" style:font-size-asian="10pt" style:font-size-complex="10pt"/>
    </style:style>
    <style:style style:name="P32" style:family="paragraph" style:parent-style-name="Standard">
      <style:text-properties officeooo:rsid="0043b430" officeooo:paragraph-rsid="0043b430"/>
    </style:style>
    <style:style style:name="P33" style:family="paragraph" style:parent-style-name="Standard">
      <loext:graphic-properties draw:fill="solid" draw:fill-color="#cccccc" draw:fill-image-width="0in" draw:fill-image-height="0in"/>
      <style:paragraph-properties fo:margin-left="0in" fo:margin-right="0in" fo:text-align="start" style:justify-single-word="false" fo:text-indent="0in" style:auto-text-indent="false" fo:background-color="#cccccc">
        <style:background-image/>
      </style:paragraph-properties>
    </style:style>
    <style:style style:name="P34" style:family="paragraph" style:parent-style-name="Standard">
      <loext:graphic-properties draw:fill="solid" draw:fill-color="#cccccc" draw:fill-image-width="0in" draw:fill-image-height="0in"/>
      <style:paragraph-properties fo:margin-left="0in" fo:margin-right="0in" fo:text-align="start" style:justify-single-word="false" fo:text-indent="0in" style:auto-text-indent="false" fo:background-color="#cccccc">
        <style:background-image/>
      </style:paragraph-properties>
      <style:text-properties officeooo:paragraph-rsid="003f03c8"/>
    </style:style>
    <style:style style:name="P35" style:family="paragraph" style:parent-style-name="Standard">
      <loext:graphic-properties draw:fill="solid" draw:fill-color="#cccccc" draw:fill-image-width="0in" draw:fill-image-height="0in"/>
      <style:paragraph-properties fo:margin-left="0in" fo:margin-right="0in" fo:text-align="start" style:justify-single-word="false" fo:text-indent="0in" style:auto-text-indent="false" fo:background-color="#cccccc">
        <style:background-image/>
      </style:paragraph-properties>
      <style:text-properties style:font-name="Monospace" fo:font-size="10pt" style:font-size-asian="10pt"/>
    </style:style>
    <style:style style:name="P36" style:family="paragraph" style:parent-style-name="Standard">
      <loext:graphic-properties draw:fill="solid" draw:fill-color="#cccccc" draw:fill-image-width="0in" draw:fill-image-height="0in"/>
      <style:paragraph-properties fo:margin-left="0in" fo:margin-right="0in" fo:text-align="start" style:justify-single-word="false" fo:text-indent="0in" style:auto-text-indent="false" fo:background-color="#cccccc" style:shadow="none">
        <style:background-image/>
      </style:paragraph-properties>
    </style:style>
    <style:style style:name="P37" style:family="paragraph" style:parent-style-name="Standard">
      <loext:graphic-properties draw:fill="solid" draw:fill-color="#cccccc" draw:fill-image-width="0in" draw:fill-image-height="0in"/>
      <style:paragraph-properties fo:margin-left="0in" fo:margin-right="0in" fo:text-align="start" style:justify-single-word="false" fo:text-indent="0in" style:auto-text-indent="false" fo:background-color="#cccccc" style:shadow="none">
        <style:background-image/>
      </style:paragraph-properties>
      <style:text-properties style:font-name="Monospace" fo:font-size="10pt" style:font-size-asian="10pt"/>
    </style:style>
    <style:style style:name="P38" style:family="paragraph" style:parent-style-name="Standard">
      <loext:graphic-properties draw:fill="solid" draw:fill-color="#cccccc" draw:fill-image-width="0in" draw:fill-image-height="0in"/>
      <style:paragraph-properties fo:background-color="#cccccc" style:shadow="none">
        <style:background-image/>
      </style:paragraph-properties>
      <style:text-properties officeooo:rsid="003486c7" officeooo:paragraph-rsid="003486c7"/>
    </style:style>
    <style:style style:name="P39" style:family="paragraph" style:parent-style-name="Standard">
      <loext:graphic-properties draw:fill-image-width="0in" draw:fill-image-height="0in"/>
      <style:paragraph-properties fo:margin-top="0in" fo:margin-bottom="0.1in" loext:contextual-spacing="false"/>
      <style:text-properties style:text-underline-style="solid" style:text-underline-width="auto" style:text-underline-color="font-color" fo:font-weight="bold" officeooo:rsid="003486c7" officeooo:paragraph-rsid="003486c7" style:font-weight-asian="bold" style:font-weight-complex="bold"/>
    </style:style>
    <style:style style:name="P40" style:family="paragraph" style:parent-style-name="Text_20_body">
      <style:text-properties officeooo:paragraph-rsid="0044f8a7"/>
    </style:style>
    <style:style style:name="P41" style:family="paragraph" style:parent-style-name="Title">
      <style:text-properties officeooo:paragraph-rsid="0044f8a7"/>
    </style:style>
    <style:style style:name="P42" style:family="paragraph" style:parent-style-name="Heading_20_1">
      <style:text-properties officeooo:paragraph-rsid="00288c4a"/>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2">
      <style:paragraph-properties>
        <style:tab-stops>
          <style:tab-stop style:position="6.9252in" style:type="right" style:leader-style="dotted" style:leader-text="."/>
        </style:tab-stops>
      </style:paragraph-properties>
    </style:style>
    <style:style style:name="P45"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officeooo:rsid="0012bdc5"/>
    </style:style>
    <style:style style:name="T2" style:family="text">
      <style:text-properties officeooo:rsid="00141a4c"/>
    </style:style>
    <style:style style:name="T3" style:family="text">
      <style:text-properties officeooo:rsid="0015b73e"/>
    </style:style>
    <style:style style:name="T4" style:family="text">
      <style:text-properties officeooo:rsid="0019e561"/>
    </style:style>
    <style:style style:name="T5" style:family="text">
      <style:text-properties officeooo:rsid="001b9b7a"/>
    </style:style>
    <style:style style:name="T6" style:family="text">
      <style:text-properties officeooo:rsid="001ca2db"/>
    </style:style>
    <style:style style:name="T7" style:family="text">
      <style:text-properties fo:font-weight="bold" style:font-weight-asian="bold" style:font-weight-complex="bold"/>
    </style:style>
    <style:style style:name="T8" style:family="text">
      <style:text-properties fo:font-weight="bold" officeooo:rsid="0019e561" style:font-weight-asian="bold" style:font-weight-complex="bold"/>
    </style:style>
    <style:style style:name="T9" style:family="text">
      <style:text-properties fo:font-weight="bold" officeooo:rsid="001ca2db" style:font-weight-asian="bold" style:font-weight-complex="bold"/>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bold" officeooo:rsid="0035bd7d" style:font-weight-asian="bold" style:font-weight-complex="bold"/>
    </style:style>
    <style:style style:name="T12" style:family="text">
      <style:text-properties officeooo:rsid="00212f97"/>
    </style:style>
    <style:style style:name="T13" style:family="text">
      <style:text-properties officeooo:rsid="0021c114"/>
    </style:style>
    <style:style style:name="T14" style:family="text">
      <style:text-properties officeooo:rsid="002cbb2d"/>
    </style:style>
    <style:style style:name="T15" style:family="text">
      <style:text-properties officeooo:rsid="002d193b"/>
    </style:style>
    <style:style style:name="T16" style:family="text">
      <style:text-properties officeooo:rsid="002ff402"/>
    </style:style>
    <style:style style:name="T17" style:family="text">
      <style:text-properties fo:font-weight="normal" style:font-weight-asian="normal" style:font-weight-complex="normal"/>
    </style:style>
    <style:style style:name="T18" style:family="text">
      <style:text-properties fo:font-weight="normal" officeooo:rsid="0035bd7d" style:font-weight-asian="normal" style:font-weight-complex="normal"/>
    </style:style>
    <style:style style:name="T19" style:family="text">
      <style:text-properties fo:font-weight="normal" officeooo:rsid="0037a9c5" style:font-weight-asian="normal" style:font-weight-complex="normal"/>
    </style:style>
    <style:style style:name="T20" style:family="text">
      <style:text-properties fo:font-weight="normal" officeooo:rsid="003a803c" style:font-weight-asian="normal" style:font-weight-complex="normal"/>
    </style:style>
    <style:style style:name="T21" style:family="text">
      <style:text-properties fo:font-weight="normal" officeooo:rsid="00428ad4" style:font-weight-asian="normal" style:font-weight-complex="normal"/>
    </style:style>
    <style:style style:name="T22" style:family="text">
      <style:text-properties officeooo:rsid="0035bd7d"/>
    </style:style>
    <style:style style:name="T23" style:family="text">
      <style:text-properties officeooo:rsid="0037a9c5"/>
    </style:style>
    <style:style style:name="T24" style:family="text">
      <style:text-properties fo:color="#800000" style:font-name="Monospace" fo:font-size="10pt" fo:font-weight="bold" style:font-size-asian="10pt" style:font-weight-asian="bold"/>
    </style:style>
    <style:style style:name="T25" style:family="text">
      <style:text-properties fo:color="#800000" style:font-name="Monospace" fo:font-size="10pt" fo:font-weight="bold" officeooo:rsid="0037a9c5" style:font-size-asian="10pt" style:font-weight-asian="bold" style:font-weight-complex="normal"/>
    </style:style>
    <style:style style:name="T26" style:family="text">
      <style:text-properties fo:color="#800000" style:font-name="Monospace" fo:font-size="10pt" fo:font-weight="bold" style:font-size-asian="10pt" style:font-weight-asian="bold" style:font-weight-complex="normal"/>
    </style:style>
    <style:style style:name="T27" style:family="text">
      <style:text-properties fo:color="#000000" style:font-name="Monospace" fo:font-size="10pt" style:font-size-asian="10pt"/>
    </style:style>
    <style:style style:name="T28" style:family="text">
      <style:text-properties fo:color="#000000" style:font-name="Monospace" fo:font-size="10pt" officeooo:rsid="0037a9c5" style:font-size-asian="10pt"/>
    </style:style>
    <style:style style:name="T29" style:family="text">
      <style:text-properties fo:color="#000000" style:font-name="Monospace" fo:font-size="10pt" officeooo:rsid="003bb685" style:font-size-asian="10pt"/>
    </style:style>
    <style:style style:name="T30" style:family="text">
      <style:text-properties fo:color="#000000" style:font-name="Monospace" fo:font-size="10pt" officeooo:rsid="003f03c8" style:font-size-asian="10pt"/>
    </style:style>
    <style:style style:name="T31" style:family="text">
      <style:text-properties fo:color="#000000" style:font-name="Monospace" fo:font-size="10pt" officeooo:rsid="00410013" style:font-size-asian="10pt"/>
    </style:style>
    <style:style style:name="T32" style:family="text">
      <style:text-properties fo:color="#000000" style:font-name="Monospace" fo:font-size="10pt" fo:font-weight="bold" style:font-size-asian="10pt" style:font-weight-asian="bold"/>
    </style:style>
    <style:style style:name="T33" style:family="text">
      <style:text-properties fo:color="#000000" style:font-name="Monospace" fo:font-size="10pt" fo:font-weight="bold" officeooo:rsid="0038e493" style:font-size-asian="10pt" style:font-weight-asian="bold"/>
    </style:style>
    <style:style style:name="T34" style:family="text">
      <style:text-properties fo:color="#000000" style:font-name="Monospace" fo:font-size="10pt" fo:font-weight="bold" officeooo:rsid="003bb685" style:font-size-asian="10pt" style:font-weight-asian="bold"/>
    </style:style>
    <style:style style:name="T35" style:family="text">
      <style:text-properties fo:color="#000000" style:font-name="Monospace" fo:font-size="10pt" fo:background-color="#bfbfbf" loext:char-shading-value="0" style:font-size-asian="10pt"/>
    </style:style>
    <style:style style:name="T36" style:family="text">
      <style:text-properties fo:color="#000000" style:font-name="Monospace" fo:font-size="10pt" fo:font-weight="normal" fo:background-color="#bfbfbf" loext:char-shading-value="0" style:font-size-asian="10pt" style:font-weight-asian="normal" style:font-weight-complex="normal"/>
    </style:style>
    <style:style style:name="T37" style:family="text">
      <style:text-properties fo:color="#000000" style:font-name="Monospace" fo:font-size="10pt" fo:font-weight="normal" officeooo:rsid="003a803c" fo:background-color="#bfbfbf" loext:char-shading-value="0" style:font-size-asian="10pt" style:font-weight-asian="normal" style:font-weight-complex="normal"/>
    </style:style>
    <style:style style:name="T38" style:family="text">
      <style:text-properties fo:color="#000000" style:font-name="Monospace" fo:font-size="10pt" fo:background-color="#f0d8a8" loext:char-shading-value="0" style:font-size-asian="10pt"/>
    </style:style>
    <style:style style:name="T39" style:family="text">
      <style:text-properties fo:color="#000000" style:font-name="Monospace" fo:font-size="10pt" fo:background-color="#d4d4d4" loext:char-shading-value="0" style:font-size-asian="10pt"/>
    </style:style>
    <style:style style:name="T40" style:family="text">
      <style:text-properties fo:color="#000000" style:font-name="Monospace" fo:font-size="10pt" officeooo:rsid="00410013" fo:background-color="#d4d4d4" loext:char-shading-value="0" style:font-size-asian="10pt"/>
    </style:style>
    <style:style style:name="T41" style:family="text">
      <style:text-properties fo:color="#008000" style:font-name="Monospace" fo:font-size="10pt" style:font-size-asian="10pt"/>
    </style:style>
    <style:style style:name="T42" style:family="text">
      <style:text-properties fo:color="#008000" style:font-name="Monospace" fo:font-size="10pt" officeooo:rsid="0037a9c5" style:font-size-asian="10pt"/>
    </style:style>
    <style:style style:name="T43" style:family="text">
      <style:text-properties fo:color="#7f0055" style:font-name="Monospace" fo:font-size="10pt" fo:font-weight="bold" style:font-size-asian="10pt" style:font-weight-asian="bold"/>
    </style:style>
    <style:style style:name="T44" style:family="text">
      <style:text-properties fo:color="#7f0055" style:font-name="Monospace" fo:font-size="10pt" fo:font-weight="bold" officeooo:rsid="0037a9c5" style:font-size-asian="10pt" style:font-weight-asian="bold" style:font-weight-complex="normal"/>
    </style:style>
    <style:style style:name="T45" style:family="text">
      <style:text-properties fo:color="#7f0055" style:font-name="Monospace" fo:font-size="10pt" fo:font-weight="bold" officeooo:rsid="003a803c" style:font-size-asian="10pt" style:font-weight-asian="bold" style:font-weight-complex="normal"/>
    </style:style>
    <style:style style:name="T46" style:family="text">
      <style:text-properties fo:color="#7f0055" style:font-name="Monospace" fo:font-size="10pt" fo:font-weight="bold" officeooo:rsid="003a803c" fo:background-color="#bfbfbf" loext:char-shading-value="0" style:font-size-asian="10pt" style:font-weight-asian="bold" style:font-weight-complex="normal"/>
    </style:style>
    <style:style style:name="T47" style:family="text">
      <style:text-properties fo:color="#7f0055" style:font-name="Monospace" fo:font-size="10pt" fo:font-weight="bold" fo:background-color="#bfbfbf" loext:char-shading-value="0" style:font-size-asian="10pt" style:font-weight-asian="bold" style:font-weight-complex="normal"/>
    </style:style>
    <style:style style:name="T48" style:family="text">
      <style:text-properties fo:color="#7f0055" style:font-name="Monospace" fo:font-size="10pt" fo:font-weight="normal" officeooo:rsid="0037a9c5" style:font-size-asian="10pt" style:font-weight-asian="normal" style:font-weight-complex="normal"/>
    </style:style>
    <style:style style:name="T49" style:family="text">
      <style:text-properties fo:color="#2a00ff" style:font-name="Monospace" fo:font-size="10pt" style:font-size-asian="10pt"/>
    </style:style>
    <style:style style:name="T50" style:family="text">
      <style:text-properties fo:color="#2a00ff" style:font-name="Monospace" fo:font-size="10pt" fo:background-color="#bfbfbf" loext:char-shading-value="0" style:font-size-asian="10pt"/>
    </style:style>
    <style:style style:name="T51" style:family="text">
      <style:text-properties fo:color="#2a00ff" style:font-name="Monospace" fo:font-size="10pt" officeooo:rsid="003bce0d" fo:background-color="#bfbfbf" loext:char-shading-value="0" style:font-size-asian="10pt"/>
    </style:style>
    <style:style style:name="T52" style:family="text">
      <style:text-properties fo:color="#2a00ff" style:font-name="Monospace" fo:font-size="10pt" style:text-underline-style="none" fo:background-color="transparent" loext:char-shading-value="0" style:font-size-asian="10pt"/>
    </style:style>
    <style:style style:name="T53" style:family="text">
      <style:text-properties fo:color="#2a00ff" style:font-name="Monospace" fo:font-size="10pt" style:text-underline-style="none" officeooo:rsid="003bb685" fo:background-color="transparent" loext:char-shading-value="0" style:font-size-asian="10pt"/>
    </style:style>
    <style:style style:name="T54" style:family="text">
      <style:text-properties fo:color="#2a00ff" style:font-name="Monospace" fo:font-size="10pt" officeooo:rsid="003bb685" fo:background-color="transparent" loext:char-shading-value="0" style:font-size-asian="10pt"/>
    </style:style>
    <style:style style:name="T55" style:family="text">
      <style:text-properties fo:color="#2a00ff" style:font-name="Monospace" fo:font-size="10pt" officeooo:rsid="0043b430" fo:background-color="transparent" loext:char-shading-value="0" style:font-size-asian="10pt"/>
    </style:style>
    <style:style style:name="T56" style:family="text">
      <style:text-properties fo:color="#3f7f5f" style:font-name="Monospace" fo:font-size="10pt" style:font-size-asian="10pt"/>
    </style:style>
    <style:style style:name="T57" style:family="text">
      <style:text-properties fo:color="#3f7f5f" style:font-name="Monospace" fo:font-size="10pt" style:text-underline-style="solid" style:text-underline-width="auto" style:text-underline-color="font-color" style:font-size-asian="10pt"/>
    </style:style>
    <style:style style:name="T58" style:family="text">
      <style:text-properties fo:color="#3f7f5f" style:font-name="Monospace" fo:font-size="10pt" style:text-underline-style="solid" style:text-underline-width="auto" style:text-underline-color="font-color" fo:background-color="#bfbfbf" loext:char-shading-value="0" style:font-size-asian="10pt"/>
    </style:style>
    <style:style style:name="T59" style:family="text">
      <style:text-properties fo:color="#3f7f5f" style:font-name="Monospace" fo:font-size="10pt" fo:background-color="#bfbfbf" loext:char-shading-value="0" style:font-size-asian="10pt"/>
    </style:style>
    <style:style style:name="T60" style:family="text">
      <style:text-properties fo:color="#005032" style:font-name="Monospace" fo:font-size="10pt" style:font-size-asian="10pt"/>
    </style:style>
    <style:style style:name="T61" style:family="text">
      <style:text-properties fo:color="#005032" style:font-name="Monospace" fo:font-size="10pt" officeooo:rsid="0037a9c5" style:font-size-asian="10pt"/>
    </style:style>
    <style:style style:name="T62" style:family="text">
      <style:text-properties fo:color="#005032" style:font-name="Monospace" fo:font-size="10pt" officeooo:rsid="003bb685" style:font-size-asian="10pt"/>
    </style:style>
    <style:style style:name="T63" style:family="text">
      <style:text-properties fo:color="#005032" style:font-name="Monospace" fo:font-size="10pt" fo:font-weight="normal" style:font-size-asian="10pt" style:font-weight-asian="normal" style:font-weight-complex="normal"/>
    </style:style>
    <style:style style:name="T64" style:family="text">
      <style:text-properties fo:color="#642880" style:font-name="Monospace" fo:font-size="10pt" fo:font-weight="bold" style:font-size-asian="10pt" style:font-weight-asian="bol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HƯỚNG DẪN SỬ DỤNG FRAMEWORK TWSN</text:p>
      <text:p text:style-name="P40"/>
      <text:table-of-content text:style-name="Sect1" text:protected="true"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Mục lục</text:p>
          </text:index-title>
          <text:p text:style-name="P43"><text:a xlink:type="simple" xlink:href="#__RefHeading__671_957100579" text:style-name="Index_20_Link" text:visited-style-name="Index_20_Link">Giới thiệu chung<text:tab/>1</text:a></text:p>
          <text:p text:style-name="P43"><text:a xlink:type="simple" xlink:href="#__RefHeading__777_957100579" text:style-name="Index_20_Link" text:visited-style-name="Index_20_Link">Điều kiện tiên quyết để sử dụng framework TWSN<text:tab/>1</text:a></text:p>
          <text:p text:style-name="P43"><text:a xlink:type="simple" xlink:href="#__RefHeading__779_957100579" text:style-name="Index_20_Link" text:visited-style-name="Index_20_Link">Cài đặt<text:tab/>2</text:a></text:p>
          <text:p text:style-name="P43"><text:a xlink:type="simple" xlink:href="#__RefHeading__781_957100579" text:style-name="Index_20_Link" text:visited-style-name="Index_20_Link">Cây thư mục<text:tab/>2</text:a></text:p>
          <text:p text:style-name="P43"><text:a xlink:type="simple" xlink:href="#__RefHeading__783_957100579" text:style-name="Index_20_Link" text:visited-style-name="Index_20_Link">Xây dựng mô phỏng<text:tab/>3</text:a></text:p>
          <text:p text:style-name="P43"><text:a xlink:type="simple" xlink:href="#__RefHeading__785_957100579" text:style-name="Index_20_Link" text:visited-style-name="Index_20_Link">Helper<text:tab/>4</text:a></text:p>
          <text:p text:style-name="P44"><text:a xlink:type="simple" xlink:href="#__RefHeading__787_957100579" text:style-name="Index_20_Link" text:visited-style-name="Index_20_Link">Giới thiệu<text:tab/>4</text:a></text:p>
          <text:p text:style-name="P44"><text:a xlink:type="simple" xlink:href="#__RefHeading__789_957100579" text:style-name="Index_20_Link" text:visited-style-name="Index_20_Link">Ví dụ tạo và sử dụng một helper<text:tab/>4</text:a></text:p>
          <text:p text:style-name="P45"><text:a xlink:type="simple" xlink:href="#__RefHeading__899_957100579" text:style-name="Index_20_Link" text:visited-style-name="Index_20_Link">Tạo helper<text:tab/>4</text:a></text:p>
          <text:p text:style-name="P45"><text:a xlink:type="simple" xlink:href="#__RefHeading__793_957100579" text:style-name="Index_20_Link" text:visited-style-name="Index_20_Link">Gọi public function của helper<text:tab/>5</text:a></text:p>
        </text:index-body>
      </text:table-of-content>
      <text:p text:style-name="P1"/>
      <text:h text:style-name="Heading_20_1" text:outline-level="1"><text:bookmark-start text:name="__RefHeading__671_957100579"/>Giới thiệu chung<text:bookmark-end text:name="__RefHeading__671_957100579"/></text:h>
      <text:p text:style-name="P2">TWSN là một project <text:span text:style-name="T2">mã nguồn mở </text:span>với mục tiêu ban đầu là mô phỏng mạng cảm biến không dây (WSN) trong ứng dụng theo dõi mục tiêu (target tracking), được xây dựng và chạy trên môi trường OMNeT++. Định hướng phát triển của project này là:</text:p>
      <text:list xml:id="list4565285710286254952" text:style-name="L1">
        <text:list-item>
          <text:p text:style-name="P17">Tạo ra một framework mô phỏng có khả năng mở rộng cho nhiều ứng dụng, không chỉ là mô phỏng ứng dụng theo dõi mục tiêu trong mạng cảm biến không dây.</text:p>
        </text:list-item>
        <text:list-item>
          <text:p text:style-name="P17">Có khả năng mô phỏng tương đối chi tiết hoạt động của mạng ở tất cả các tầng (kể cả tầng vật lý) nhằm đưa ra được các số liệu mô phỏng sát với thực tế, phục vụ cho nghiên cứu và học tập.</text:p>
        </text:list-item>
        <text:list-item>
          <text:p text:style-name="P17">Duy trì tính đơn giản và khả năng mở rộng, tùy biến của framework. Tại thời điểm viết hướng dẫn này, toàn bộ code của project chỉ sử dụng các thư viện <text:span text:style-name="T1">chuẩn của C++ và OMNeT++. Tất cả các module trong framework đều có thể được thay thế, sửa đổi, hoặc không sử dụng tùy theo nhu cầu của người phát triển.</text:span></text:p>
        </text:list-item>
      </text:list>
      <text:p text:style-name="P3">Chú ý: các nguyên lý mô phỏng trong framework hoàn toàn do người phát triển lựa chọn và cài đặt do đó không đảm bảo chính xác với thực tế, chưa kể đến các lỗi lập trình có thể có dẫn đến kết quả không chính xác với lý thuyết. Do đó không thể dựa vào kết quả của framework này để đưa ra các khẳng định mang tính chân lý.</text:p>
      <text:p text:style-name="P3">(CÁC) TÁC GIẢ KHÔNG CÓ BẤT KÌ ĐẢM BẢO NÀO VỀ VIỆC SỬ DỤNG MÃ NGUỒN CỦA PROJECT NÀY CŨNG NHƯ KHÔNG CHỊU BẤT KÌ TRÁCH NHIỆM NÀO VỀ VIỆC SỬ DỤNG PROJECT NÀY VÀ CÁC KẾT QUẢ CỦA NÓ.</text:p>
      <text:p text:style-name="P3"/>
      <text:h text:style-name="Heading_20_1" text:outline-level="1"><text:bookmark-start text:name="__RefHeading__777_957100579"/>Điều <text:span text:style-name="T3">kiện tiên quyết để sử dụng framework TWSN</text:span><text:bookmark-end text:name="__RefHeading__777_957100579"/></text:h>
      <text:p text:style-name="P4">Framework TWSN được xây dựng trên môi trường OMNeT++. Để sử dụng hiệu quả framework này trước hết cần nắm được các điểm sau:</text:p>
      <text:list xml:id="list3318149701722778242" text:style-name="L2">
        <text:list-item>
          <text:p text:style-name="P18">Có kiến thức làm việc với ngôn ngữ C++, lập trình hướng đối tượng</text:p>
        </text:list-item>
        <text:list-item>
          <text:p text:style-name="P18"><text:soft-page-break/>Có khả năng cài đặt và thiết lập môi trường làm việc cho OMNeT++ (Tài liệu InstallationGuide và UserGuide của OMNeT++ cung cấp kiến thức về vấn đề này)</text:p>
        </text:list-item>
        <text:list-item>
          <text:p text:style-name="P18">Nắm được các kiến thức, kỹ năng cơ bản và cách phát triển các mô phỏng bằng OMNeT++. Khuyến cáo: đọc và hiểu Manual cung cấp bởi OMNeT.</text:p>
        </text:list-item>
        <text:list-item>
          <text:p text:style-name="P18">Khi đã nắm được các kiến thức kể trên, tài liệu hướng dẫn này sẽ đưa ra các hướng dẫn sơ lược giúp việc phát triển mô phỏng và framework thuận lợi và duy trì định hướng phát triển của project.</text:p>
        </text:list-item>
      </text:list>
      <text:p text:style-name="P5">Chú ý: Framework được phát triển trên môi trường OMNeT++ version 4.4.1. Các phiên bản sau có thể có những thay đổi ảnh hưởng đến sự tương thích của project. Do đó, khi cài đặt project trên các phiên bản khác (ngoại trừ 4.4 và 4.3 đã được test) cần kiểm tra kĩ các thay đổi của hệ thống và có thể sẽ phải sửa đổi để phù hợp với môi trường.</text:p>
      <text:p text:style-name="P5"/>
      <text:h text:style-name="Heading_20_1" text:outline-level="1"><text:bookmark-start text:name="__RefHeading__779_957100579"/>Cài đặt<text:bookmark-end text:name="__RefHeading__779_957100579"/></text:h>
      <text:p text:style-name="P6">Yêu cầu: Cần có phiên bản OMNeT++ tương thích đã được cài đặt trên máy. Có thể kiểm tra changelog của OMNeT++ có trên trang chủ của OMNeT++ (omnetpp.org) và manual để biết các thay đổi.</text:p>
      <text:p text:style-name="P6">Để import project TWSN vào IDE OMNeT++, ta thực hiện các bước tương tự như import một project vào IDE Eclipse:</text:p>
      <text:list xml:id="list2189209843935318780" text:style-name="L3">
        <text:list-item>
          <text:p text:style-name="P19">File/Import</text:p>
        </text:list-item>
        <text:list-item>
          <text:p text:style-name="P19">Chọn nhóm General → Existing Projects into Workspace</text:p>
        </text:list-item>
        <text:list-item>
          <text:p text:style-name="P19">Chọn thư mục (đã giải nén) chứa TWSN. Chú ý: nếu bạn giải nén TWSN vào thư mục là workspace hiện tại thì bỏ tích vào “Copy projects into workspace”</text:p>
        </text:list-item>
        <text:list-item>
          <text:p text:style-name="P20">Chọn Finish</text:p>
        </text:list-item>
        <text:list-item>
          <text:p text:style-name="P20">Project/Clean...</text:p>
        </text:list-item>
        <text:list-item>
          <text:p text:style-name="P20">Project/Build all</text:p>
        </text:list-item>
      </text:list>
      <text:p text:style-name="P7">Nếu quá trình build không có lỗi thì việc import đã thành công.</text:p>
      <text:p text:style-name="P7"/>
      <text:h text:style-name="P42" text:outline-level="1"><text:bookmark-start text:name="__RefHeading__781_957100579"/>Cây thư mục<text:bookmark-end text:name="__RefHeading__781_957100579"/></text:h>
      <text:p text:style-name="P16"><text:span text:style-name="T7">/</text:span>: Thư mục gốc của TWSN</text:p>
      <text:p text:style-name="P13"><text:span text:style-name="T7">/out</text:span>: Binary output của project, chứa các file chương trình được dịch</text:p>
      <text:p text:style-name="P13"><text:span text:style-name="T7">/simulations</text:span>: Chứa dữ liệu mô phỏng và file cấu hình (omnetpp.ini)</text:p>
      <text:p text:style-name="P16"><text:span text:style-name="T7">/simulations/results</text:span>: Chứa các kết quả mô phỏng tạo ra trong quá trình chạy. Nội dung của thư mục này phụ thuộc vào các mô phỏng được viết, chú ý không gây xung đột giữa kết quả của các mô phỏng khác nhau (vd: ghi đè file, xóa kết quả của mô phỏng khác)</text:p>
      <text:p text:style-name="P13"><text:span text:style-name="T7">/simulations/omnetpp.ini</text:span>: file cấu hình của TWSN, chứa các thông số thiết đặt cho các mô phỏng</text:p>
      <text:p text:style-name="P13"><text:span text:style-name="T7">/src</text:span>: Chứa source code của TWSN</text:p>
      <text:p text:style-name="P16"><text:span text:style-name="T7">/src/base</text:span>: Chứa các thành phần chung có tác dụng làm interface cho phát triển các mô phỏng hoặc các module, định nghĩa, khai báo được tái sử dụng cao. Chú ý: Các thành phần trong thư mục này phải mang tính định hướng cho việc phát triển toàn bộ framework.</text:p>
      <text:p text:style-name="P16"><text:span text:style-name="T7">/src/base/channelmgr</text:span>: Module mô phỏng <text:span text:style-name="T4">kênh truyền</text:span> trong mạng không dây.</text:p>
      <text:p text:style-name="P13"><text:span text:style-name="T7">/</text:span><text:span text:style-name="T8">src/base/entities</text:span><text:span text:style-name="T4">: Module và module interface định nghĩa thực thể xuất hiện trong mô phỏng (vd: node mạng, vật thể được theo dõi, basestation).</text:span></text:p>
      <text:p text:style-name="P14"><text:span text:style-name="T7">/src/base/messages</text:span>: Định nghĩa message (hoặc packet) cho các tầng. Đây là các message mang tính trừu tượng hoặc được tái sử dụng trong nhiều mô phỏng. Các mô phỏng khi sử dụng message nên thừa kế từ message trong thư mục này. Nếu cấu trúc, ý nghĩa của một message được định nghĩa mới hoàn toàn khác với các message trong thư mục này và có thể được tái sử dụng thì nên cân nhắc thêm định <text:soft-page-break/>nghĩa (tổng quát) của các message mới vào thư mục này.</text:p>
      <text:p text:style-name="P15"><text:span text:style-name="T7">/src/base/modules</text:span>: Chứa các module/interface tổng quát của các tầng mạng và các module hỗ trợ trong thực thể.</text:p>
      <text:p text:style-name="P15"><text:span text:style-name="T7">/src/base/networks</text:span>: Chứa định nghĩa tổng quát của các network được tái sử dụng nhiều lần.</text:p>
      <text:p text:style-name="P15"><text:span text:style-name="T7">/src/entities</text:span>: Định nghĩa của các thực thể cụ thể</text:p>
      <text:p text:style-name="P15"><text:span text:style-name="T7">/src/helpers</text:span>: Các module xuất hiện trong mô phỏng nhưng không có trong thực tế, thực hiện các tác vụ hỗ trợ cho từng mô phỏng. <text:span text:style-name="T5">Việc sử dụng các helper giúp đơn giản hóa việc cài đặt mô phỏng khi các tác vụ khó hoặc không thể cài đặt thành tính năng mô phỏng của thực thể. Chú ý: không lạm dụng helper để tránh việc giảm tính chính xác và thực tế của mô phỏng.</text:span></text:p>
      <text:p text:style-name="P15"><text:span text:style-name="T7">/</text:span><text:span text:style-name="T9">src/modules</text:span><text:span text:style-name="T6">: Module và module interface được định nghĩa cụ thể</text:span></text:p>
      <text:p text:style-name="P15"><text:span text:style-name="T7">/</text:span><text:span text:style-name="T9">src/networks</text:span><text:span text:style-name="T6">: Các mạng mô phỏng được thiết lập cụ thể</text:span></text:p>
      <text:p text:style-name="P15"><text:span text:style-name="T7">/</text:span><text:span text:style-name="T9">src/util</text:span><text:span text:style-name="T6">: Các thư viện tiện ích, không chứa module hay module interface.</text:span></text:p>
      <text:p text:style-name="P8"/>
      <text:h text:style-name="Heading_20_1" text:outline-level="1"><text:bookmark-start text:name="__RefHeading__783_957100579"/>Xây dựng mô phỏng<text:bookmark-end text:name="__RefHeading__783_957100579"/></text:h>
      <text:p text:style-name="P9">Hướng dẫn này giả thiết rằng bạn đã nắm được cách sử dụng căn bản của môi trường OMNeT++, có khả năng xây dựng các mô phỏng chung, nắm được các kỹ năng như:</text:p>
      <text:list xml:id="list805948893050537827" text:style-name="L4">
        <text:list-item>
          <text:p text:style-name="P21">mô phỏng node mạng với nhiều lớp logic mạng dựa vào compound module với các simple module mô phỏng các lớp mạng</text:p>
        </text:list-item>
        <text:list-item>
          <text:p text:style-name="P21">thiết lập các thông số cho mô phỏng vào file config</text:p>
        </text:list-item>
        <text:list-item>
          <text:p text:style-name="P21">sử dụng nhiều config (trong omnetpp.ini) và run config (IDE) cho nhiều kịch bản mô phỏng</text:p>
        </text:list-item>
        <text:list-item>
          <text:p text:style-name="P21">thu thập dữ liệu bằng signal và sử dụng công cụ phân tích dữ liệu có sẵn của OMNeT++</text:p>
        </text:list-item>
        <text:list-item>
          <text:p text:style-name="P22">nắm được cách kế thừa module, module interface, message</text:p>
        </text:list-item>
        <text:list-item>
          <text:p text:style-name="P22">nắm được cách sử dụng message và thời gian mô phỏng</text:p>
        </text:list-item>
        <text:list-item>
          <text:p text:style-name="P22">v.v...</text:p>
        </text:list-item>
      </text:list>
      <text:p text:style-name="P10">Có nhiều cách tiếp cận để xây dựng một mô phỏng dựa trên framework này, tùy vào thói quen và trình độ bạn có thể lựa chọn. Trong hướng dẫn này sẽ sử dụng cách xây dựng theo kiểu top down, tức là xây dựng từ cái lớn trước (network) và đi vào chi tiết sau.</text:p>
      <text:p text:style-name="P11"><text:span text:style-name="T10">Code style note</text:span>: nếu như chưa có ý định phát triển framework thì nên tránh thay đổi nội dung thư mục base và các module đã được xây dựng trừ mục đích sửa lỗi hoặc bạn hiểu rõ việc mình đang làm.</text:p>
      <text:p text:style-name="P11"><text:span text:style-name="T10">Chú ý</text:span>: Hiện tại các message được sử dụng đều nằm trong thư mục base, nếu bạn không muốn sử dụng các message đã được định nghĩa này mà muốn thay đổi, thêm mới, <text:span text:style-name="T12">hãy tạo thư mục /src/messages và tạo các message kế thừa.</text:span></text:p>
      <text:p text:style-name="P11"/>
      <text:p text:style-name="P11">Để <text:span text:style-name="T13">xây dựng mô phỏng, đầu tiên hãy định hình nội dung sẽ được mô phỏng là gì, các thành phần vật lý/logic nào sẽ cần mô phỏng. Chưa cần quan tâm đến các thành phần đã được xây dựng sẵn, mấu chốt là xác định rõ ràng cần mô phỏng những gì (Tip: phác thảo ý tưởng ra giấy thường tốt hơn là bắt đầu ngay với source code). TWSN được phát triển với mục đích chỉ là guildline mang tính gợi ý, tham khảo giúp việc phát triển duy trì được sự mạch lạc và tái sử dụng code khi có thể. Bất kể thành phần nào không phù hợp cho mô phỏng của bạn có thể được thay thế. Nếu bạn muốn một framework hỗ trợ toàn diện cho mô phỏng mạng không dây, tham khảo framework MiXiM.</text:span></text:p>
      <text:p text:style-name="P11"/>
      <text:p text:style-name="P12">Sau khi đã định hình ý tưởng, đầu tiên hãy tạo ra module network (nếu không quen với việc này, hãy xem lại tictoc tutorial trên trang chủ omnetpp.org và chắc chắn là đã làm hết tất cả các bài của tutorial trước khi tiếp tục). <text:span text:style-name="T14">Hãy tạo network mới trong thư mục /src/networks, trong thư mục này đã có một số network có thể dùng để tham khảo. Tất cả network đều nên kế thừa từ BaseNetwork. Nếu mô phỏng mạng cảm biến không dây, hãy tham khảo TrackingWSN và xem nội dung các base module của nó:</text:span></text:p>
      <text:p text:style-name="P23"><text:soft-page-break/>TrackingWSN ← BaseWSN ← BaseNetwork. Module network cơ bản chỉ có thông số về kích thước (width, height), ngoài ra có thể sử dụng thêm 2 thông số rows, cols để sử dụng làm định hướng cho phân bổ node. <text:span text:style-name="T15">BaseWSN có thêm một module hỗ trợ đặc biệt là ChannelMgr để mô phỏng kênh truyền.</text:span></text:p>
      <text:p text:style-name="P23"/>
      <text:h text:style-name="Heading_20_1" text:outline-level="1"><text:bookmark-start text:name="__RefHeading__785_957100579"/>Helper<text:bookmark-end text:name="__RefHeading__785_957100579"/></text:h>
      <text:h text:style-name="Heading_20_2" text:outline-level="2"><text:bookmark-start text:name="__RefHeading__787_957100579"/>Giới thiệu<text:bookmark-end text:name="__RefHeading__787_957100579"/></text:h>
      <text:p text:style-name="P24">Khi phát triển các mô phỏng, có thể sẽ có các tác vụ mà logic của nó nếu được thực thi bên trong một thực thể được mô phỏng sẽ không mạch lạc, thiếu tính logic hay khó khăn trong phát triển. Ví dụ: tạo các đường truyền mang tính minh họa, trang trí; phân bổ các node theo một quy luật nào đó; thu thập dữ liệu tập trung… Để hỗ trợ các tác vụ này, ta sử dụng các module helper.</text:p>
      <text:list xml:id="list2751356892163986496" text:style-name="L5">
        <text:list-item>
          <text:p text:style-name="P25">Helper là một simple module, mở rộng từ BaseSimple, (<text:span text:style-name="T16">nên) là submodule trực tiếp của network. Một số nguyên tắc và quy ước khi viết helper:</text:span></text:p>
        </text:list-item>
        <text:list-item>
          <text:p text:style-name="P26">Helper không mô tả một thực thể, telperhực hiện những thao tác không có thực trong thực tế (vd: thu thập dữ liệu mô phỏng một cách tập trung, không sử dụng thiết bị)</text:p>
        </text:list-item>
        <text:list-item>
          <text:p text:style-name="P26">Tương tác với helper thường không sử dụng message, mà dùng cơ chế gọi hàm public để thuận tiện. Việc helper là submodule trực tiếp của network giúp tất cả các module trong network dễ dàng truy cập được helper.</text:p>
        </text:list-item>
        <text:list-item>
          <text:p text:style-name="P26"><text:span text:style-name="T11">Cảnh báo:</text:span><text:span text:style-name="T22"> </text:span>Để duy trì tính thực tế của mô phỏng, <text:span text:style-name="T7">không sử dụng helper thực hiện các thao tác liên quan đến hành vi của thực thể</text:span><text:span text:style-name="T17"> (vd: quá trình đồng bộ, truyền tin hay trao đổi dữ liệu của node mạng)</text:span></text:p>
        </text:list-item>
      </text:list>
      <text:h text:style-name="Heading_20_2" text:outline-level="2"><text:bookmark-start text:name="__RefHeading__789_957100579"/><text:span text:style-name="T17">Ví dụ tạo và sử dụng một helper</text:span><text:bookmark-end text:name="__RefHeading__789_957100579"/></text:h>
      <text:h text:style-name="Heading_20_3" text:outline-level="3"><text:bookmark-start text:name="__RefHeading__899_957100579"/><text:span text:style-name="T17">Tạo helper</text:span><text:bookmark-end text:name="__RefHeading__899_957100579"/></text:h>
      <text:p text:style-name="P27"><text:span text:style-name="T17">Trong ví dụ này ta sẽ tạo một dummy helper, cung cấp duy nhất một hàm public print(). Tên của module cũng như tên class là DummyHelper. </text:span><text:span text:style-name="T18">Chú ý: </text:span><text:span text:style-name="T19">thư mục gốc trong các đường dẫn là thư mục của project (framework), không phải thư mục gốc của hệ thống.</text:span></text:p>
      <text:p text:style-name="P27"><text:span text:style-name="T19"/></text:p>
      <text:p text:style-name="P39"><text:span text:style-name="T23">/src/helpers/dummyhelper.ned</text:span></text:p>
      <text:p text:style-name="P28"><text:span text:style-name="T25">package</text:span><text:span text:style-name="T27"> twsn.helpers;</text:span></text:p>
      <text:p text:style-name="P35"/>
      <text:p text:style-name="P33"><text:span text:style-name="T24">import</text:span><text:span text:style-name="T27"> twsn.base.modules.BaseSimple;</text:span></text:p>
      <text:p text:style-name="P28"><text:span text:style-name="T19"/></text:p>
      <text:p text:style-name="P28"><text:span text:style-name="T26">simple</text:span><text:span text:style-name="T27"> </text:span><text:span text:style-name="T28">Dummy</text:span><text:span text:style-name="T27">Helper </text:span><text:span text:style-name="T24">extends</text:span><text:span text:style-name="T27"> BaseSimple</text:span></text:p>
      <text:p text:style-name="P33"><text:span text:style-name="T27">{</text:span></text:p>
      <text:p text:style-name="P33"><text:span text:style-name="T27"><text:s text:c="4"/></text:span><text:span text:style-name="T24">parameters</text:span><text:span text:style-name="T27">:</text:span></text:p>
      <text:p text:style-name="P33"><text:span text:style-name="T27"><text:s text:c="8"/></text:span><text:span text:style-name="T32">@class</text:span><text:span text:style-name="T27">(</text:span><text:span text:style-name="T41">"twsn::</text:span><text:span text:style-name="T42">Dummy</text:span><text:span text:style-name="T41">Helper"</text:span><text:span text:style-name="T27">);</text:span></text:p>
      <text:p text:style-name="P28"><text:span text:style-name="T36">}</text:span></text:p>
      <text:p text:style-name="P27"><text:span text:style-name="T17"/></text:p>
      <text:p text:style-name="P39">/<text:span text:style-name="T23">src/helpers/dummyhelper.h</text:span></text:p>
      <text:p text:style-name="P38"><text:span text:style-name="T44">#ifndef</text:span><text:span text:style-name="T27"> __TWSN_</text:span><text:span text:style-name="T28">DUMMY</text:span><text:span text:style-name="T27">HELPER_H_</text:span></text:p>
      <text:p text:style-name="P36"><text:span text:style-name="T43">#define</text:span><text:span text:style-name="T27"> __TWSN_</text:span><text:span text:style-name="T28">DUMMY</text:span><text:span text:style-name="T27">HELPER_H_</text:span></text:p>
      <text:p text:style-name="P37"/>
      <text:p text:style-name="P36"><text:span text:style-name="T43">#include</text:span><text:span text:style-name="T27"> </text:span><text:span text:style-name="T49">&lt;omnetpp.h&gt;</text:span></text:p>
      <text:p text:style-name="P36"><text:span text:style-name="T43">#include</text:span><text:span text:style-name="T27"> </text:span><text:span text:style-name="T49">"basesimple.h"</text:span></text:p>
      <text:p text:style-name="P37"><text:soft-page-break/></text:p>
      <text:p text:style-name="P36"><text:span text:style-name="T43">namespace</text:span><text:span text:style-name="T27"> twsn {</text:span></text:p>
      <text:p text:style-name="P37"/>
      <text:p text:style-name="P36"><text:span text:style-name="T43">class</text:span><text:span text:style-name="T27"> </text:span><text:span text:style-name="T61">Dummy</text:span><text:span text:style-name="T60">Helper</text:span><text:span text:style-name="T27"> : </text:span><text:span text:style-name="T43">public</text:span><text:span text:style-name="T27"> </text:span><text:span text:style-name="T60">BaseSimple</text:span></text:p>
      <text:p text:style-name="P36"><text:span text:style-name="T27">{</text:span></text:p>
      <text:p text:style-name="P38"><text:span text:style-name="T48"><text:s text:c="4"/></text:span><text:span text:style-name="T44">public</text:span><text:span text:style-name="T27">:</text:span></text:p>
      <text:p text:style-name="P36"><text:span text:style-name="T27"><text:s text:c="8"/></text:span><text:span text:style-name="T43">void</text:span><text:span text:style-name="T27"> </text:span><text:span text:style-name="T33">print</text:span><text:span text:style-name="T27">();</text:span></text:p>
      <text:p text:style-name="P36"><text:span text:style-name="T27">};</text:span></text:p>
      <text:p text:style-name="P37"/>
      <text:p text:style-name="P36"><text:span text:style-name="T27">} <text:s/></text:span><text:span text:style-name="T56">// </text:span><text:span text:style-name="T57">namespace</text:span><text:span text:style-name="T56"> </text:span><text:span text:style-name="T57">twsn</text:span></text:p>
      <text:p text:style-name="P38"><text:span text:style-name="T19"/></text:p>
      <text:p text:style-name="P36"><text:span text:style-name="T43">#endif</text:span></text:p>
      <text:p text:style-name="P27"><text:span text:style-name="T19"/></text:p>
      <text:p text:style-name="P39"><text:span text:style-name="T23">/src/helpers/dummyhelper.cc</text:span></text:p>
      <text:p text:style-name="P28"><text:span text:style-name="T46">#include</text:span><text:span text:style-name="T35"> </text:span><text:span text:style-name="T50">&lt;</text:span><text:span text:style-name="T51">io</text:span><text:span text:style-name="T50">stream&gt;</text:span></text:p>
      <text:p text:style-name="P28"><text:span text:style-name="T20"/></text:p>
      <text:p text:style-name="P28"><text:span text:style-name="T45">namespace</text:span><text:span text:style-name="T27"> twsn {</text:span></text:p>
      <text:p text:style-name="P35"/>
      <text:p text:style-name="P33"><text:span text:style-name="T27">Define_Module(</text:span><text:span text:style-name="T62">Dummy</text:span><text:span text:style-name="T60">Helper</text:span><text:span text:style-name="T27">);</text:span></text:p>
      <text:p text:style-name="P35"/>
      <text:p text:style-name="P33"><text:span text:style-name="T43">void</text:span><text:span text:style-name="T27"> </text:span><text:span text:style-name="T34">Dummy</text:span><text:span text:style-name="T32">Helper::</text:span><text:span text:style-name="T34">print</text:span><text:span text:style-name="T27">()</text:span></text:p>
      <text:p text:style-name="P33"><text:span text:style-name="T27">{</text:span></text:p>
      <text:p text:style-name="P33"><text:span text:style-name="T27"><text:s text:c="4"/></text:span><text:span text:style-name="T29">std::cout &lt;&lt; </text:span><text:span text:style-name="T54">"Dummy called</text:span><text:span text:style-name="T55">\n</text:span><text:span text:style-name="T52">"</text:span><text:span text:style-name="T53">;</text:span></text:p>
      <text:p text:style-name="P33"><text:span text:style-name="T27">}</text:span></text:p>
      <text:p text:style-name="P33"><text:span text:style-name="T27"/></text:p>
      <text:p text:style-name="P28"><text:span text:style-name="T37">}</text:span><text:span text:style-name="T35"> <text:s/></text:span><text:span text:style-name="T59">// </text:span><text:span text:style-name="T58">namespace</text:span><text:span text:style-name="T59"> </text:span><text:span text:style-name="T58">twsn</text:span></text:p>
      <text:p text:style-name="P27"><text:span text:style-name="T20"/></text:p>
      <text:p text:style-name="P32"><text:span text:style-name="T20">Sau </text:span><text:span text:style-name="T17">khi tạo helper, thêm helper vào như submodule trực tiếp của network.</text:span></text:p>
      <text:h text:style-name="Heading_20_3" text:outline-level="3"><text:bookmark-start text:name="__RefHeading__793_957100579"/><text:span text:style-name="T20">Gọi </text:span><text:span text:style-name="T17">public function của helper</text:span><text:bookmark-end text:name="__RefHeading__793_957100579"/></text:h>
      <text:p text:style-name="P29"><text:span text:style-name="T17">Khi một helper là submodule trực tiếp của một network (ví dụ với tên dummyHelper), public function của nó có thể được gọi từ bất kì simple module nào trong network </text:span><text:span text:style-name="T21">(cùng namespace twsn)</text:span><text:span text:style-name="T17">, như sau:</text:span></text:p>
      <text:p text:style-name="P29"><text:span text:style-name="T17"/></text:p>
      <text:p text:style-name="P30"><text:span text:style-name="T47">#include</text:span><text:span text:style-name="T35"> </text:span><text:span text:style-name="T50">"stathelper.h"</text:span></text:p>
      <text:p text:style-name="P31"><text:span text:style-name="T17">...</text:span></text:p>
      <text:p text:style-name="P30"><text:span text:style-name="T63">DummyHelper</text:span><text:span text:style-name="T27"> *d</text:span><text:span text:style-name="T38">h</text:span><text:span text:style-name="T27"> = check_and_cast&lt;</text:span><text:span text:style-name="T60">DummyHelper</text:span><text:span text:style-name="T27">*&gt;(</text:span><text:span text:style-name="T64">getModuleByPath</text:span><text:span text:style-name="T27">(</text:span><text:span text:style-name="T49">"dummyHelper"</text:span><text:span text:style-name="T27">));</text:span></text:p>
      <text:p text:style-name="P34"><text:span text:style-name="T40">d</text:span><text:span text:style-name="T39">h</text:span><text:span text:style-name="T27">-&gt;</text:span><text:span text:style-name="T31">print</text:span><text:span text:style-name="T30">();</text:span></text:p>
      <text:p text:style-name="P29"><text:span text:style-name="T17"/></text:p>
      <text:p text:style-name="P29"><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1T21:18:37.549772628</meta:creation-date>
    <dc:date>2015-05-06T22:13:19.275653209</dc:date>
    <meta:editing-duration>PT3H21M59S</meta:editing-duration>
    <meta:editing-cycles>55</meta:editing-cycles>
    <meta:generator>LibreOffice/4.4.1.2$Linux_X86_64 LibreOffice_project/40m0$Build-2</meta:generator>
    <meta:document-statistic meta:table-count="0" meta:image-count="0" meta:object-count="0" meta:page-count="5" meta:paragraph-count="116" meta:word-count="2118" meta:character-count="10678" meta:non-whitespace-character-count="8670"/>
  </office:meta>
</office:document-meta>
</file>